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200000004339381A89.png" manifest:media-type="image/png"/>
  <manifest:file-entry manifest:full-path="Pictures/100000010000022000000043CBEF8A47.png" manifest:media-type="image/png"/>
  <manifest:file-entry manifest:full-path="Pictures/100000010000022000000043C871B88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Text_20_body">
      <style:paragraph-properties fo:margin-top="0in" fo:margin-bottom="0in" style:contextual-spacing="false"/>
      <style:text-properties officeooo:paragraph-rsid="0006a2b2"/>
    </style:style>
    <style:style style:name="P2" style:family="paragraph" style:parent-style-name="Text_20_body">
      <style:paragraph-properties fo:margin-top="0in" fo:margin-bottom="0in" style:contextual-spacing="false" fo:break-before="page"/>
      <style:text-properties officeooo:paragraph-rsid="0006a2b2"/>
    </style:style>
    <style:style style:name="P3" style:family="paragraph" style:parent-style-name="Text_20_body">
      <style:paragraph-properties fo:margin-top="0in" fo:margin-bottom="0in" style:contextual-spacing="false"/>
      <style:text-properties officeooo:paragraph-rsid="00083afe"/>
    </style:style>
    <style:style style:name="P4" style:family="paragraph" style:parent-style-name="Preformatted_20_Text">
      <style:paragraph-properties fo:margin-left="0in" fo:margin-right="0in" fo:text-indent="0in" style:auto-text-indent="false" fo:padding="0in" fo:border="none"/>
    </style:style>
    <style:style style:name="P5" style:family="paragraph" style:parent-style-name="Text_20_body">
      <style:paragraph-properties fo:margin-left="0in" fo:margin-right="0in" fo:text-indent="0in" style:auto-text-indent="false" fo:padding="0in" fo:border="none"/>
    </style:style>
    <style:style style:name="P6"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7" style:family="paragraph" style:parent-style-name="Preformatted_20_Text">
      <style:paragraph-properties fo:margin-top="0in" fo:margin-bottom="0.1965in" style:contextual-spacing="false" fo:padding="0in" fo:border="none"/>
    </style:style>
    <style:style style:name="P8" style:family="paragraph" style:parent-style-name="Preformatted_20_Text">
      <style:paragraph-properties fo:padding="0in" fo:border="none"/>
    </style:style>
    <style:style style:name="P9" style:family="paragraph" style:parent-style-name="Text_20_body">
      <style:paragraph-properties fo:margin-top="0in" fo:margin-bottom="0in" style:contextual-spacing="false"/>
      <style:text-properties fo:font-style="italic" fo:font-weight="bold" officeooo:paragraph-rsid="0006a2b2" style:font-style-asian="italic" style:font-weight-asian="bold" style:font-style-complex="italic" style:font-weight-complex="bold"/>
    </style:style>
    <style:style style:name="P10" style:family="paragraph" style:parent-style-name="Text_20_body">
      <style:paragraph-properties fo:margin-top="0in" fo:margin-bottom="0in" style:contextual-spacing="false"/>
      <style:text-properties fo:font-style="italic" fo:font-weight="bold" officeooo:paragraph-rsid="00083afe" style:font-style-asian="italic" style:font-weight-asian="bold" style:font-style-complex="italic" style:font-weight-complex="bold"/>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Heading_20_1">
      <style:paragraph-properties fo:break-before="page"/>
      <style:text-properties officeooo:paragraph-rsid="0006a2b2"/>
    </style:style>
    <style:style style:name="P13" style:family="paragraph" style:parent-style-name="Heading_20_1">
      <style:paragraph-properties fo:break-before="page"/>
      <style:text-properties officeooo:paragraph-rsid="00083afe"/>
    </style:style>
    <style:style style:name="P14" style:family="paragraph" style:parent-style-name="Heading_20_1">
      <style:paragraph-properties fo:break-before="page"/>
      <style:text-properties officeooo:paragraph-rsid="000908da"/>
    </style:style>
    <style:style style:name="P15"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list-style-name="L1">
      <style:paragraph-properties fo:margin-left="0in" fo:margin-right="0in" fo:text-indent="0in" style:auto-text-indent="false" fo:padding="0in" fo:border="none"/>
    </style:style>
    <style:style style:name="P17" style:family="paragraph" style:parent-style-name="Text_20_body">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rsid="000abffd" officeooo:paragraph-rsid="000abffd"/>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6a2b2" style:font-style-asian="italic" style:font-weight-asian="bold" style:font-style-complex="italic" style:font-weight-complex="bold"/>
    </style:style>
    <style:style style:name="T6" style:family="text">
      <style:text-properties fo:font-style="italic" fo:font-weight="bold" officeooo:rsid="00083afe" style:font-style-asian="italic" style:font-weight-asian="bold" style:font-style-complex="italic" style:font-weight-complex="bold"/>
    </style:style>
    <style:style style:name="T7" style:family="text">
      <style:text-properties fo:font-style="italic" fo:font-weight="bold" officeooo:rsid="000af63f"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officeooo:rsid="000908da"/>
    </style:style>
    <style:style style:name="T10" style:family="text">
      <style:text-properties fo:font-variant="normal" fo:text-transform="none" fo:color="#000000" loext:opacity="100%" style:font-name="apple-system" fo:font-size="12pt" fo:letter-spacing="normal" fo:font-style="normal" fo:font-weight="normal"/>
    </style:style>
    <style:style style:name="T11" style:family="text">
      <style:text-properties fo:font-variant="normal" fo:text-transform="none" fo:color="#000000" loext:opacity="100%" fo:letter-spacing="normal"/>
    </style:style>
    <style:style style:name="T12" style:family="text">
      <style:text-properties fo:color="#000000" loext:opacity="100%" loext:padding="0.0193in" loext:border="0.06pt solid #f7faff"/>
    </style:style>
    <style:style style:name="T13" style:family="text">
      <style:text-properties fo:color="#000000" loext:opacity="100%"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342. Max Sum of a Pair With Equal Sum of Digits</text:h>
      <text:p text:style-name="P5">You are given a <text:span text:style-name="Strong_20_Emphasis"><text:span text:style-name="T1">0-indexed</text:span></text:span> array <text:span text:style-name="Source_20_Text"><text:span text:style-name="T2">nums</text:span></text:span> consisting of <text:span text:style-name="Strong_20_Emphasis"><text:span text:style-name="T1">positive</text:span></text:span> integers. You can choose two indices <text:span text:style-name="Source_20_Text"><text:span text:style-name="T2">i</text:span></text:span> and <text:span text:style-name="Source_20_Text"><text:span text:style-name="T2">j</text:span></text:span>, such that <text:span text:style-name="Source_20_Text"><text:span text:style-name="T2">i != j</text:span></text:span>, and the sum of digits of the number <text:span text:style-name="Source_20_Text"><text:span text:style-name="T2">nums[i]</text:span></text:span> is equal to that of <text:span text:style-name="Source_20_Text"><text:span text:style-name="T2">nums[j]</text:span></text:span>.</text:p>
      <text:p text:style-name="P5">Return <text:span text:style-name="Emphasis"><text:span text:style-name="T1">the </text:span></text:span><text:span text:style-name="Emphasis"><text:span text:style-name="Strong_20_Emphasis"><text:span text:style-name="T1">maximum</text:span></text:span></text:span><text:span text:style-name="Emphasis"><text:span text:style-name="T1"> value of </text:span></text:span><text:span text:style-name="Source_20_Text"><text:span text:style-name="T2">nums[i] + nums[j]</text:span></text:span><text:span text:style-name="Emphasis"><text:span text:style-name="T1"> that you can obtain over all possible indices </text:span></text:span><text:span text:style-name="Source_20_Text"><text:span text:style-name="T2">i</text:span></text:span><text:span text:style-name="Emphasis"><text:span text:style-name="T1"> and </text:span></text:span><text:span text:style-name="Source_20_Text"><text:span text:style-name="T2">j</text:span></text:span><text:span text:style-name="Emphasis"><text:span text:style-name="T1"> that satisfy the conditions.</text:span></text:span></text:p>
      <text:p text:style-name="P5"><text:span text:style-name="Strong_20_Emphasis"><text:span text:style-name="T1">Example 1:</text:span></text:span></text:p>
      <text:p text:style-name="P4"><text:span text:style-name="Strong_20_Emphasis"><text:span text:style-name="T1">Input:</text:span></text:span> nums = [18,43,36,13,7]</text:p>
      <text:p text:style-name="P4"><text:span text:style-name="Strong_20_Emphasis"><text:span text:style-name="T1">Output:</text:span></text:span> 54</text:p>
      <text:p text:style-name="P4"><text:span text:style-name="Strong_20_Emphasis"><text:span text:style-name="T1">Explanation:</text:span></text:span> The pairs (i, j) that satisfy the conditions are:</text:p>
      <text:p text:style-name="P8">- (0, 2), both numbers have a sum of digits equal to 9, and their sum is 18 + 36 = 54.</text:p>
      <text:p text:style-name="P8">- (1, 4), both numbers have a sum of digits equal to 7, and their sum is 43 + 7 = 50.</text:p>
      <text:p text:style-name="P7">So the maximum sum that we can obtain is 54.</text:p>
      <text:p text:style-name="P5"><text:span text:style-name="Strong_20_Emphasis"><text:span text:style-name="T1">Example 2:</text:span></text:span></text:p>
      <text:p text:style-name="P4"><text:span text:style-name="Strong_20_Emphasis"><text:span text:style-name="T1">Input:</text:span></text:span> nums = [10,12,19,14]</text:p>
      <text:p text:style-name="P4"><text:span text:style-name="Strong_20_Emphasis"><text:span text:style-name="T1">Output:</text:span></text:span> -1</text:p>
      <text:p text:style-name="P6"><text:span text:style-name="Strong_20_Emphasis"><text:span text:style-name="T1">Explanation:</text:span></text:span> There are no two numbers that satisfy the conditions, so we return -1.</text:p>
      <text:p text:style-name="P5"><text:span text:style-name="Strong_20_Emphasis"><text:span text:style-name="T1">Constraints:</text:span></text:span></text:p>
      <text:list text:style-name="L1">
        <text:list-item>
          <text:p text:style-name="P15"><text:span text:style-name="Source_20_Text"><text:span text:style-name="T12">1 &lt;= nums.length &lt;= </text:span></text:span><text:span text:style-name="Source_20_Text"><text:span text:style-name="T12"><draw:frame draw:style-name="fr2" draw:name="Object1" text:anchor-type="as-char" svg:y="-0.2161in" svg:width="0.4154in" svg:height="0.261in" draw:z-index="0"><draw:object xlink:href="./Object 1" xlink:type="simple" xlink:show="embed" xlink:actuate="onLoad"/><draw:image xlink:href="./ObjectReplacements/Object 1" xlink:type="simple" xlink:show="embed" xlink:actuate="onLoad"/></draw:frame></text:span></text:span></text:p>
        </text:list-item>
        <text:list-item>
          <text:p text:style-name="P16"><text:span text:style-name="Source_20_Text"><text:span text:style-name="T12">1 &lt;= nums[i] &lt;= </text:span></text:span><text:span text:style-name="Source_20_Text"><text:span text:style-name="T12"><draw:frame draw:style-name="fr2" draw:name="Object2" text:anchor-type="as-char" svg:y="-0.2161in" svg:width="0.4181in" svg:height="0.261in" draw:z-index="1"><draw:object xlink:href="./Object 2" xlink:type="simple" xlink:show="embed" xlink:actuate="onLoad"/><draw:image xlink:href="./ObjectReplacements/Object 2" xlink:type="simple" xlink:show="embed" xlink:actuate="onLoad"/></draw:frame></text:span></text:span></text:p>
        </text:list-item>
      </text:list>
      <text:h text:style-name="Heading_20_2" text:outline-level="2"><text:bookmark text:name="intuition"/>Overview</text:h>
      <text:p text:style-name="P11"><text:span text:style-name="T10">We are given an array </text:span><text:span text:style-name="Source_20_Text"><text:span text:style-name="T13">nums</text:span></text:span><text:span text:style-name="T11"> </text:span><text:span text:style-name="T10">of positive integers. Our goal is to find the largest possible sum of two distinct elements, </text:span><text:span text:style-name="Source_20_Text"><text:span text:style-name="T13">nums[i]</text:span></text:span><text:span text:style-name="T11"> </text:span><text:span text:style-name="T10">and </text:span><text:span text:style-name="Source_20_Text"><text:span text:style-name="T13">nums[j]</text:span></text:span><text:span text:style-name="T10">, where both numbers have the same digit sum. If no such pair exists, we return </text:span><text:span text:style-name="Source_20_Text"><text:span text:style-name="T13">-1</text:span></text:span><text:span text:style-name="T10">.</text:span></text:p>
      <text:h text:style-name="Heading_20_2" text:outline-level="2">Observation</text:h>
      <text:p text:style-name="P17">Observe that we can divide the numbers into groups, where all numbers with the same digit sum belong to the same group. The two largest numbers in each group will always form the pair with the greatest sum for that group.</text:p>
      <text:h text:style-name="P12" text:outline-level="1">2342. Max Sum of a Pair With Equal Sum of Digits</text:h>
      <text:p text:style-name="P1">/*</text:p>
      <text:p text:style-name="P1"><text:s text:c="4"/><text:span text:style-name="T4">Hash map + Min heap (keep </text:span><text:span text:style-name="T7">at</text:span><text:span text:style-name="T4"> most the top two largest int</text:span><text:span text:style-name="T5">e</text:span><text:span text:style-name="T4">gers)</text:span></text:p>
      <text:p text:style-name="P1"><text:s text:c="4"/>Time complexity: O(n(logm+log2+n)=O(nlogm+n)=O(nlogm)</text:p>
      <text:p text:style-name="P1"><text:s text:c="4"/>Space complexity: O(2logm)<draw:frame draw:style-name="fr1" draw:name="Image1" text:anchor-type="char" svg:x="2.5146in" svg:y="0.1071in" svg:width="4.5425in" svg:height="0.5598in" draw:z-index="2"><draw:image xlink:href="Pictures/100000010000022000000043C871B883.png" xlink:type="simple" xlink:show="embed" xlink:actuate="onLoad" draw:mime-type="image/png"/></draw:frame></text:p>
      <text:p text:style-name="P1"><text:s text:c="4"/>m: max number in the given array</text:p>
      <text:p text:style-name="P1">*/</text:p>
      <text:p text:style-name="P1">typedef std::vector&lt;int&gt; vi;</text:p>
      <text:p text:style-name="P1">typedef std::pair&lt;int,int&gt; ii;</text:p>
      <text:p text:style-name="P1">class Solution {</text:p>
      <text:p text:style-name="P1"><text:s text:c="4"/>public:</text:p>
      <text:p text:style-name="P1"><text:s text:c="3"/><text:span text:style-name="T4"><text:s text:c="5"/>// Function to compute the sum of digits of a positive intrger x </text:span></text:p>
      <text:p text:style-name="P9"><text:s text:c="8"/>// Time complexity: O(logx)</text:p>
      <text:p text:style-name="P1"><text:s text:c="8"/>int sum_digits(int x){</text:p>
      <text:p text:style-name="P1"><text:s text:c="12"/>int s=0;</text:p>
      <text:p text:style-name="P1"><text:s text:c="12"/>while(x!=0){</text:p>
      <text:p text:style-name="P1"><text:s text:c="16"/>s+=x%10;</text:p>
      <text:p text:style-name="P1"><text:s text:c="16"/>x/=10;</text:p>
      <text:p text:style-name="P1"><text:s text:c="12"/>}</text:p>
      <text:p text:style-name="P1"><text:s text:c="12"/>return s;</text:p>
      <text:p text:style-name="P1"><text:s text:c="8"/>}</text:p>
      <text:p text:style-name="P1"/>
      <text:p text:style-name="P1"><text:s text:c="8"/></text:p>
      <text:p text:style-name="P2">int maximumSum(vi&amp; nums){</text:p>
      <text:p text:style-name="P1"><text:s text:c="12"/>int n=nums.size();</text:p>
      <text:p text:style-name="P1"/>
      <text:p text:style-name="P1"><text:s/><text:span text:style-name="T4"><text:s text:c="11"/>// Hash map to map the sum of digits with at most the top two largest numbers given that sum</text:span></text:p>
      <text:p text:style-name="P9"><text:s text:c="12"/>// Min heap to track the top two largest numbers</text:p>
      <text:p text:style-name="P1"><text:s text:c="12"/><text:span text:style-name="T3">std::unordered_map&lt;int,std::priority_queue&lt;int,vi,std::greater&lt;int&gt;&gt;&gt; sum_numbers;</text:span></text:p>
      <text:p text:style-name="P1"/>
      <text:p text:style-name="P1"><text:s text:c="12"/>for(int i=0;i&lt;n;++i){</text:p>
      <text:p text:style-name="P1"><text:s text:c="12"/><text:span text:style-name="T4"><text:s text:c="4"/>// Compute the sum of digits of nums[i]</text:span></text:p>
      <text:p text:style-name="P1"><text:s text:c="16"/>int s=sum_digits(nums[i]);</text:p>
      <text:p text:style-name="P1"/>
      <text:p text:style-name="P1"><text:s text:c="7"/><text:span text:style-name="T4"><text:s text:c="9"/>// Map nums[i] with its sum of digit by pushing it into the min heap</text:span></text:p>
      <text:p text:style-name="P1"><text:s text:c="16"/>sum_numbers[s].push(nums[i]);</text:p>
      <text:p text:style-name="P1"/>
      <text:p text:style-name="P1"><text:s text:c="14"/><text:span text:style-name="T4"><text:s text:c="2"/>// To keep only at most the two largest elements giving the sum of digits s</text:span></text:p>
      <text:p text:style-name="P1"><text:s text:c="16"/>while(sum_numbers[s].size()&gt;2) sum_numbers[s].pop();</text:p>
      <text:p text:style-name="P1"><text:s text:c="12"/>}</text:p>
      <text:p text:style-name="P1"/>
      <text:p text:style-name="P1"><text:s text:c="12"/>int ans=-1; <text:span text:style-name="T4">// -1, if there are no two numbers that satisfy the conditions</text:span></text:p>
      <text:p text:style-name="P1"><text:s text:c="8"/><text:span text:style-name="T4"><text:s text:c="4"/>// Iterate over each sum of digits and get its min heap</text:span></text:p>
      <text:p text:style-name="P1"><text:s text:c="12"/>for(auto&amp; [sum,min_heap]: sum_numbers){</text:p>
      <text:p text:style-name="P1"><text:s text:c="14"/><text:span text:style-name="T4"><text:s text:c="2"/>// If there is one element in the min heap, ignore that sum</text:span></text:p>
      <text:p text:style-name="P1"><text:s text:c="16"/>if(min_heap.size()&lt;2) continue;</text:p>
      <text:p text:style-name="P1"/>
      <text:p text:style-name="P1"><text:s text:c="15"/><text:span text:style-name="T4"><text:s/>// Otherwise, we are sue that there are two numbers that satisfy the conditions</text:span></text:p>
      <text:p text:style-name="P1"><text:s text:c="16"/>int s1=min_heap.top();</text:p>
      <text:p text:style-name="P1"><text:s text:c="16"/>min_heap.pop();</text:p>
      <text:p text:style-name="P1"><text:s text:c="16"/>int s2=min_heap.top();</text:p>
      <text:p text:style-name="P1"><text:s text:c="16"/>min_heap.pop();</text:p>
      <text:p text:style-name="P1"/>
      <text:p text:style-name="P1"><text:s text:c="16"/><text:span text:style-name="T4">// Maximize the answer</text:span></text:p>
      <text:p text:style-name="P1"><text:s text:c="16"/>ans=std::max(ans,s1+s2); </text:p>
      <text:p text:style-name="P1"><text:s text:c="12"/>}</text:p>
      <text:p text:style-name="P1"/>
      <text:p text:style-name="P1"><text:s text:c="12"/>return ans; <text:s/></text:p>
      <text:p text:style-name="P1"><text:s text:c="8"/>}</text:p>
      <text:p text:style-name="P1">};</text:p>
      <text:h text:style-name="P13" text:outline-level="1">2342. Max Sum of a Pair With Equal Sum of Digits</text:h>
      <text:p text:style-name="P3">/*</text:p>
      <text:p text:style-name="P3"><text:s text:c="4"/><text:span text:style-name="T8">Hash map: Track the max number given a sum of digit</text:span></text:p>
      <text:p text:style-name="P3"><text:s text:c="4"/>Time c<draw:frame draw:style-name="fr1" draw:name="Image2" text:anchor-type="char" svg:x="2.5354in" svg:y="0.1563in" svg:width="4.3547in" svg:height="0.5362in" draw:z-index="3"><draw:image xlink:href="Pictures/100000010000022000000043CBEF8A47.png" xlink:type="simple" xlink:show="embed" xlink:actuate="onLoad" draw:mime-type="image/png"/></draw:frame>omplexity: O(nlogm)</text:p>
      <text:p text:style-name="P3"><text:s text:c="4"/>Space complexity: O(logm)</text:p>
      <text:p text:style-name="P3"><text:s text:c="4"/>m: max number in the given array</text:p>
      <text:p text:style-name="P3">*/</text:p>
      <text:p text:style-name="P3">typedef std::vector&lt;int&gt; vi;</text:p>
      <text:p text:style-name="P3">typedef std::pair&lt;int,int&gt; ii;</text:p>
      <text:p text:style-name="P3">class Solution {</text:p>
      <text:p text:style-name="P3"><text:s text:c="4"/>public:</text:p>
      <text:p text:style-name="P3"><text:s text:c="8"/>int sum_digits(int x){</text:p>
      <text:p text:style-name="P3"><text:s text:c="12"/>int s=0;</text:p>
      <text:p text:style-name="P3"><text:s text:c="12"/>while(x!=0){</text:p>
      <text:p text:style-name="P3"><text:s text:c="16"/>s+=x%10;</text:p>
      <text:p text:style-name="P3"><text:s text:c="16"/>x/=10;</text:p>
      <text:p text:style-name="P3"><text:s text:c="12"/>}</text:p>
      <text:p text:style-name="P3"><text:s text:c="12"/>return s;</text:p>
      <text:p text:style-name="P3"><text:s text:c="8"/>}</text:p>
      <text:p text:style-name="P3"/>
      <text:p text:style-name="P3"><text:s text:c="8"/>int maximumSum(vi&amp; nums){</text:p>
      <text:p text:style-name="P3"><text:s text:c="12"/>int n=nums.size();</text:p>
      <text:p text:style-name="P3"/>
      <text:p text:style-name="P3"><text:s text:c="12"/><text:span text:style-name="T4">std::unordered_map&lt;int,int&gt; sum_numbers;</text:span></text:p>
      <text:p text:style-name="P3"/>
      <text:p text:style-name="P3"><text:s text:c="12"/>int ans=-1;</text:p>
      <text:p text:style-name="P3"><text:s text:c="12"/>for(int i=0;i&lt;n;++i){</text:p>
      <text:p text:style-name="P3"><text:s text:c="16"/>int s=sum_digits(nums[i]);</text:p>
      <text:p text:style-name="P3"><text:s text:c="14"/><text:span text:style-name="T4"><text:s text:c="2"/>// If the sum of digits is already computed</text:span></text:p>
      <text:p text:style-name="P3"><text:s text:c="16"/><text:span text:style-name="T4">// add the number store in th</text:span><text:span text:style-name="T6">e</text:span><text:span text:style-name="T4"> map to the current one and maximize the answer</text:span></text:p>
      <text:p text:style-name="P3"><text:s text:c="16"/>if(sum_numbers.find(s)!=sum_numbers.end()) ans=std::max(ans,sum_numbers[s]+nums[i]);</text:p>
      <text:p text:style-name="P3"/>
      <text:p text:style-name="P3"><text:s text:c="16"/><text:span text:style-name="T4">// Store only the max number given that sum</text:span></text:p>
      <text:p text:style-name="P3"><text:s text:c="16"/>sum_numbers[s]=std::max(sum_numbers[s],nums[i]);</text:p>
      <text:p text:style-name="P3"><text:s text:c="12"/>}</text:p>
      <text:p text:style-name="P3"/>
      <text:p text:style-name="P3"><text:s text:c="12"/>return ans; <text:s/></text:p>
      <text:p text:style-name="P3"><text:s text:c="8"/>}</text:p>
      <text:p text:style-name="P3">};</text:p>
      <text:h text:style-name="P14" text:outline-level="1">2342. Max Sum of a Pair With Equal Sum of Digits</text:h>
      <text:p text:style-name="P3">/*</text:p>
      <text:p text:style-name="P10"><text:s text:c="4"/>Array: Track the max number given a sum of digit</text:p>
      <text:p text:style-name="P3"><text:s text:c="4"/>Time complexity: O(nlogm)=O(9n)=O(n)</text:p>
      <text:p text:style-name="P3"><text:s text:c="4"/>Space complexity: O(82)=O(1)<draw:frame draw:style-name="fr1" draw:name="Image3" text:anchor-type="char" svg:x="2.5193in" svg:y="0.0327in" svg:width="4.4236in" svg:height="0.5453in" draw:z-index="4"><draw:image xlink:href="Pictures/10000001000002200000004339381A89.png" xlink:type="simple" xlink:show="embed" xlink:actuate="onLoad" draw:mime-type="image/png"/></draw:frame></text:p>
      <text:p text:style-name="P3"><text:s text:c="4"/>m=999999999</text:p>
      <text:p text:style-name="P3">*/</text:p>
      <text:p text:style-name="P3">typedef std::vector&lt;int&gt; vi;</text:p>
      <text:p text:style-name="P3">typedef std::pair&lt;int,int&gt; ii;</text:p>
      <text:p text:style-name="P3">class Solution {</text:p>
      <text:p text:style-name="P3"><text:s text:c="4"/>public:</text:p>
      <text:p text:style-name="P3"><text:s text:c="8"/>int sum_digits(int x){</text:p>
      <text:p text:style-name="P3"><text:s text:c="12"/>int s=0;</text:p>
      <text:p text:style-name="P3"><text:s text:c="12"/>while(x!=0){</text:p>
      <text:p text:style-name="P3"><text:s text:c="16"/>s+=x%10;</text:p>
      <text:p text:style-name="P3"><text:s text:c="16"/>x/=10;</text:p>
      <text:p text:style-name="P3"><text:s text:c="12"/>}</text:p>
      <text:p text:style-name="P3"><text:s text:c="12"/>return s;</text:p>
      <text:p text:style-name="P3"><text:s text:c="8"/>}</text:p>
      <text:p text:style-name="P3"/>
      <text:p text:style-name="P3"><text:s text:c="8"/>int maximumSum(vi&amp; nums){</text:p>
      <text:p text:style-name="P3"><text:s text:c="12"/>int n=nums.size();</text:p>
      <text:p text:style-name="P3"/>
      <text:p text:style-name="P3"><text:s text:c="12"/><text:span text:style-name="T4">vi sum_numbers(82,-1);</text:span></text:p>
      <text:p text:style-name="P3"/>
      <text:p text:style-name="P3"><text:s text:c="12"/>int ans=-1;</text:p>
      <text:p text:style-name="P3"><text:s text:c="12"/>for(int i=0;i&lt;n;++i){</text:p>
      <text:p text:style-name="P3"><text:s text:c="16"/>int s=sum_digits(nums[i]);</text:p>
      <text:p text:style-name="P3"><text:s text:c="13"/><text:span text:style-name="T4"><text:s text:c="3"/>// If the sum of digits is already computed</text:span></text:p>
      <text:p text:style-name="P10"><text:s text:c="16"/>// add the number store in th<text:span text:style-name="T9">e</text:span> map to the current one and maximize the answer</text:p>
      <text:p text:style-name="P3"><text:s text:c="16"/>if(sum_numbers[s]!=-1) ans=std::max(ans,sum_numbers[s]+nums[i]);</text:p>
      <text:p text:style-name="P3"/>
      <text:p text:style-name="P3"><text:s text:c="16"/><text:span text:style-name="T4">// Store only the max number given that sum</text:span></text:p>
      <text:p text:style-name="P3"><text:s text:c="16"/>sum_numbers[s]=std::max(sum_numbers[s],nums[i]);</text:p>
      <text:p text:style-name="P3"><text:s text:c="12"/>}</text:p>
      <text:p text:style-name="P3"/>
      <text:p text:style-name="P3"><text:s text:c="12"/>return ans; <text:s/></text:p>
      <text:p text:style-name="P3"><text:s text:c="8"/>}</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09:05:36.367586720</meta:creation-date>
    <dc:date>2025-02-12T22:19:31.740816786</dc:date>
    <meta:editing-duration>PT9M27S</meta:editing-duration>
    <meta:editing-cycles>6</meta:editing-cycles>
    <meta:generator>LibreOffice/24.2.7.2$Linux_X86_64 LibreOffice_project/420$Build-2</meta:generator>
    <meta:document-statistic meta:table-count="0" meta:image-count="3" meta:object-count="2" meta:page-count="5" meta:paragraph-count="141" meta:word-count="720" meta:character-count="5505" meta:non-whitespace-character-count="3796"/>
  </office:meta>
</office:document-meta>
</file>

<file path=Object 1/content.xml><?xml version="1.0" encoding="utf-8"?>
<math xmlns="http://www.w3.org/1998/Math/MathML" display="block">
  <semantics>
    <msup>
      <mn>10</mn>
      <mn>5</mn>
    </msup>
    <annotation encoding="StarMath 5.0">10^5</annotation>
  </semantics>
</math>
</file>

<file path=Object 2/content.xml><?xml version="1.0" encoding="utf-8"?>
<math xmlns="http://www.w3.org/1998/Math/MathML" display="block">
  <semantics>
    <msup>
      <mn>10</mn>
      <mn>9</mn>
    </msup>
    <annotation encoding="StarMath 5.0">10^9</annotation>
  </semantics>
</math>
</file>